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pLineComments.addConfiguredComment( final Comment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Comments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pLineComments.StripLineComment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Comments.StripLine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Comments.ge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Comments.setComments( final Vector 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Comments.rea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ripLineComment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.setValue(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.addTex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